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B900000012C0333E32BC8DD834.png" manifest:media-type="image/png"/>
  <manifest:file-entry manifest:full-path="Pictures/10000000000000B90000001236C4FE53C7151C9D.png" manifest:media-type="image/png"/>
  <manifest:file-entry manifest:full-path="Pictures/10000000000000B900000012BA66783E1B7C613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helvetica neue" svg:font-family="'helvetica neue', helvetica, arial, sans-serif"/>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BankGothic Md BT" svg:font-family="'BankGothic Md BT'"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Footer">
      <style:paragraph-properties fo:text-align="start" style:justify-single-word="false"/>
      <style:text-properties fo:font-size="10pt" style:font-size-asian="10pt" style:font-size-complex="10pt"/>
    </style:style>
    <style:style style:name="P4" style:family="paragraph" style:parent-style-name="Footer">
      <style:paragraph-properties fo:text-align="start" style:justify-single-word="false"/>
    </style:style>
    <style:style style:name="P5" style:family="paragraph" style:parent-style-name="ForsideKunstSkrift">
      <style:text-properties fo:font-size="10pt" style:font-size-asian="10pt" style:font-size-complex="10pt"/>
    </style:style>
    <style:style style:name="P6" style:family="paragraph" style:parent-style-name="Text_20_body">
      <style:paragraph-properties fo:margin-top="0cm" fo:margin-bottom="0cm" loext:contextual-spacing="false" style:line-height-at-least="0.416cm" fo:widows="1"/>
      <style:text-properties officeooo:rsid="0014de03" officeooo:paragraph-rsid="0018d9a3"/>
    </style:style>
    <style:style style:name="P7" style:family="paragraph" style:parent-style-name="Text_20_body">
      <style:paragraph-properties fo:margin-top="0cm" fo:margin-bottom="0cm" loext:contextual-spacing="false" style:line-height-at-least="0.416cm" fo:widows="1"/>
      <style:text-properties fo:font-variant="normal" fo:text-transform="none" fo:color="#3d454c" style:font-name="helvetica neue" fo:font-size="9.14999961853027pt" fo:letter-spacing="normal" fo:font-style="normal" fo:font-weight="normal" officeooo:rsid="0014de03" officeooo:paragraph-rsid="0018d9a3"/>
    </style:style>
    <style:style style:name="P8" style:family="paragraph" style:parent-style-name="Text_20_body">
      <style:paragraph-properties fo:margin-top="0cm" fo:margin-bottom="0cm" loext:contextual-spacing="false" style:line-height-at-least="0.416cm" fo:widows="1"/>
      <style:text-properties fo:font-variant="normal" fo:text-transform="none" fo:color="#3d454c" style:font-name="helvetica neue" fo:font-size="9.14999961853027pt" fo:letter-spacing="normal" fo:font-style="normal" fo:font-weight="normal" officeooo:paragraph-rsid="0018d9a3"/>
    </style:style>
    <style:style style:name="P9" style:family="paragraph" style:parent-style-name="Text_20_body">
      <style:paragraph-properties fo:margin-top="0cm" fo:margin-bottom="0cm" loext:contextual-spacing="false" style:line-height-at-least="0.416cm" fo:widows="1"/>
      <style:text-properties fo:font-variant="normal" fo:text-transform="none" fo:color="#3d454c" style:font-name="helvetica neue" fo:font-size="9.14999961853027pt" fo:letter-spacing="normal" fo:font-style="normal" fo:font-weight="normal" officeooo:rsid="0013a182" officeooo:paragraph-rsid="0018d9a3"/>
    </style:style>
    <style:style style:name="P10" style:family="paragraph" style:parent-style-name="Contents_20_1">
      <style:paragraph-properties>
        <style:tab-stops>
          <style:tab-stop style:position="15.074cm" style:type="right" style:leader-style="dotted" style:leader-text="."/>
        </style:tab-stops>
      </style:paragraph-properties>
    </style:style>
    <style:style style:name="P11" style:family="paragraph" style:parent-style-name="Standard" style:master-page-name="Anden_20_side">
      <style:paragraph-properties style:page-number="auto"/>
    </style:style>
    <style:style style:name="P12" style:family="paragraph" style:parent-style-name="Text_20_body" style:list-style-name="L4">
      <style:paragraph-properties style:line-height-at-least="0.416cm" fo:widows="1"/>
      <style:text-properties officeooo:paragraph-rsid="0018d9a3"/>
    </style:style>
    <style:style style:name="P13" style:family="paragraph" style:parent-style-name="Text_20_body" style:list-style-name="L4">
      <style:paragraph-properties style:line-height-at-least="0.416cm" fo:widows="1"/>
      <style:text-properties fo:font-variant="normal" fo:text-transform="none" fo:color="#3d454c" style:font-name="helvetica neue" fo:font-size="9.14999961853027pt" fo:letter-spacing="normal" fo:font-style="normal" fo:font-weight="normal" officeooo:rsid="00130da5" officeooo:paragraph-rsid="0018d9a3"/>
    </style:style>
    <style:style style:name="P14" style:family="paragraph" style:parent-style-name="Text_20_body" style:list-style-name="L4">
      <style:paragraph-properties style:line-height-at-least="0.416cm" fo:widows="1"/>
      <style:text-properties fo:font-variant="normal" fo:text-transform="none" fo:color="#3d454c" style:font-name="helvetica neue" fo:font-size="9.14999961853027pt" fo:letter-spacing="normal" fo:font-style="normal" fo:font-weight="normal" officeooo:rsid="0013a182" officeooo:paragraph-rsid="0018d9a3"/>
    </style:style>
    <style:style style:name="P15" style:family="paragraph" style:parent-style-name="Text_20_body" style:list-style-name="L4">
      <style:paragraph-properties style:line-height-at-least="0.416cm" fo:widows="1"/>
      <style:text-properties officeooo:rsid="0013a182" officeooo:paragraph-rsid="0018d9a3"/>
    </style:style>
    <style:style style:name="P16" style:family="paragraph" style:parent-style-name="Text_20_body" style:list-style-name="L1">
      <style:paragraph-properties fo:margin-top="0cm" fo:margin-bottom="0cm" loext:contextual-spacing="false" style:line-height-at-least="0.416cm" fo:widows="1"/>
      <style:text-properties fo:font-variant="normal" fo:text-transform="none" fo:color="#3d454c" style:font-name="helvetica neue" fo:font-size="9.14999961853027pt" fo:letter-spacing="normal" fo:font-style="normal" fo:font-weight="normal" officeooo:rsid="0013a182" officeooo:paragraph-rsid="0018d9a3"/>
    </style:style>
    <style:style style:name="P17" style:family="paragraph" style:parent-style-name="Text_20_body" style:list-style-name="L2">
      <style:paragraph-properties fo:margin-top="0cm" fo:margin-bottom="0cm" loext:contextual-spacing="false" style:line-height-at-least="0.416cm" fo:widows="1"/>
      <style:text-properties fo:font-variant="normal" fo:text-transform="none" fo:color="#3d454c" style:font-name="helvetica neue" fo:font-size="9.14999961853027pt" fo:letter-spacing="normal" fo:font-style="normal" fo:font-weight="normal" officeooo:rsid="0013a182" officeooo:paragraph-rsid="0018d9a3"/>
    </style:style>
    <style:style style:name="P18" style:family="paragraph" style:parent-style-name="Text_20_body" style:list-style-name="L3">
      <style:paragraph-properties fo:margin-top="0cm" fo:margin-bottom="0cm" loext:contextual-spacing="false" style:line-height-at-least="0.416cm" fo:widows="1"/>
      <style:text-properties officeooo:paragraph-rsid="0018d9a3"/>
    </style:style>
    <style:style style:name="P19" style:family="paragraph" style:parent-style-name="Text_20_body" style:list-style-name="L4">
      <style:paragraph-properties fo:margin-top="0cm" fo:margin-bottom="0cm" loext:contextual-spacing="false" style:line-height-at-least="0.416cm" fo:widows="1"/>
      <style:text-properties officeooo:paragraph-rsid="0018d9a3"/>
    </style:style>
    <style:style style:name="P20" style:family="paragraph" style:parent-style-name="Heading_20_1" style:master-page-name="Standard">
      <style:paragraph-properties style:page-number="1"/>
    </style:style>
    <style:style style:name="P21" style:family="paragraph" style:parent-style-name="ForsideKunstSkrift" style:master-page-name="First_20_Page">
      <style:paragraph-properties style:page-number="auto"/>
    </style:style>
    <style:style style:name="P22" style:family="paragraph" style:parent-style-name="ForsideKunstSkrift" style:master-page-name="Sidste_20_side">
      <style:paragraph-properties style:page-number="2"/>
    </style:style>
    <style:style style:name="T1" style:family="text">
      <style:text-properties fo:font-size="10pt" style:font-size-asian="10pt" style:font-size-complex="10pt"/>
    </style:style>
    <style:style style:name="T2" style:family="text">
      <style:text-properties fo:color="#d46c0e"/>
    </style:style>
    <style:style style:name="T3" style:family="text">
      <style:text-properties fo:color="#d46c0e" fo:font-size="10pt" style:font-size-asian="10pt" style:font-size-complex="10pt"/>
    </style:style>
    <style:style style:name="T4" style:family="text">
      <style:text-properties fo:font-variant="normal" fo:text-transform="none" fo:color="#3d454c" style:font-name="helvetica neue" fo:font-size="9.14999961853027pt" fo:letter-spacing="normal" fo:font-style="normal" fo:font-weight="normal"/>
    </style:style>
    <style:style style:name="T5" style:family="text">
      <style:text-properties fo:font-variant="normal" fo:text-transform="none" fo:color="#3d454c" style:font-name="helvetica neue" fo:font-size="9.14999961853027pt" fo:letter-spacing="normal" fo:font-style="normal" fo:font-weight="normal" officeooo:rsid="0013a182"/>
    </style:style>
    <style:style style:name="T6" style:family="text">
      <style:text-properties fo:font-variant="normal" fo:text-transform="none" fo:color="#3d454c" style:font-name="helvetica neue" fo:font-size="9.14999961853027pt" fo:letter-spacing="normal" fo:font-style="normal" fo:font-weight="normal" officeooo:rsid="0019e901"/>
    </style:style>
    <style:style style:name="T7" style:family="text">
      <style:text-properties fo:font-variant="normal" fo:text-transform="none" fo:color="#3d454c" style:font-name="helvetica neue" fo:font-size="9.14999961853027pt" fo:letter-spacing="normal" fo:font-style="normal" fo:font-weight="normal" officeooo:rsid="0015d447"/>
    </style:style>
    <style:style style:name="T8" style:family="text">
      <style:text-properties fo:font-variant="normal" fo:text-transform="none" fo:color="#3d454c" style:font-name="helvetica neue" fo:font-size="9.14999961853027pt" fo:letter-spacing="normal" fo:font-style="normal" fo:font-weight="normal" officeooo:rsid="0016bead"/>
    </style:style>
    <style:style style:name="T9" style:family="text">
      <style:text-properties fo:font-variant="normal" fo:text-transform="none" fo:color="#3d454c" style:font-name="helvetica neue" fo:font-size="9.14999961853027pt" fo:letter-spacing="normal" fo:font-style="normal" fo:font-weight="normal" officeooo:rsid="00130da5"/>
    </style:style>
    <style:style style:name="T10" style:family="text">
      <style:text-properties fo:font-variant="normal" fo:text-transform="none" fo:color="#3d454c" style:font-name="helvetica neue" fo:font-size="9.14999961853027pt" fo:letter-spacing="normal" fo:font-style="normal" fo:font-weight="normal" style:font-style-asian="normal" style:font-style-complex="normal"/>
    </style:style>
    <style:style style:name="T11" style:family="text">
      <style:text-properties fo:font-variant="normal" fo:text-transform="none" fo:color="#3d454c" style:font-name="helvetica neue" fo:font-size="9.14999961853027pt" fo:letter-spacing="normal" fo:font-style="italic" fo:font-weight="normal" style:font-style-asian="italic" style:font-style-complex="italic"/>
    </style:style>
    <style:style style:name="T12" style:family="text">
      <style:text-properties officeooo:rsid="001b2b7c"/>
    </style:style>
    <style:style style:name="T13" style:family="text"/>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988cm">
          <style:column style:rel-width="32767*" fo:start-indent="0cm" fo:end-indent="0.494cm"/>
          <style:column style:rel-width="32768*" fo:start-indent="0.494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21"/>
      <text:p text:style-name="ForsideKunstSkrift"/>
      <text:p text:style-name="Title"><text:text-input text:description="Titel">LoRA</text:text-input></text:p>
      <text:p text:style-name="Subtitle"><text:text-input text:description="Undertitel">MoxTabel / MoxDocumentUpload</text:text-input></text:p>
      <text:p text:style-name="ForsideKunstSkrift"/>
      <text:p text:style-name="ForsideKunstSkrift"/>
      <text:p text:style-name="ForsideKunstSkrift"/>
      <text:p text:style-name="ForsideKunstSkrift"/>
      <text:p text:style-name="Standard"/>
      <text:p text:style-name="P2"><draw:frame draw:style-name="fr1" draw:name="grafik1" text:anchor-type="paragraph" svg:width="4.895cm" svg:height="0.476cm" draw:z-index="0"><draw:image xlink:href="Pictures/10000000000000B90000001236C4FE53C7151C9D.png" xlink:type="simple" xlink:show="embed" xlink:actuate="onLoad"/></draw:frame></text:p>
      <text:p text:style-name="P3">© Copyright <text:date style:data-style-name="N107" text:date-value="2016-05-11T11:22:42.024318915" text:fixed="true">2016</text:date></text:p>
      <text:p text:style-name="P11"/>
      <text:table-of-content text:style-name="Sect1" text:protected="true" text:name="Indholdsfortegnelse1">
        <text:table-of-content-source text:outline-level="3">
          <text:index-title-template text:style-name="Contents_20_Heading">Indholdsfortegnelse</text:index-title-template>
          <text:table-of-content-entry-template text:outline-level="1" text:style-name="Contents_20_1">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source>
        <text:index-body>
          <text:index-title text:style-name="Sect2" text:name="Indholdsfortegnelse1_Head">
            <text:p text:style-name="Contents_20_Heading">Indholdsfortegnelse</text:p>
          </text:index-title>
          <text:p text:style-name="P10"><text:a xlink:type="simple" xlink:href="#__RefHeading___Toc483_406166137" text:style-name="Internet_20_link" text:visited-style-name="Internet_20_link">1 High-level overview</text:a><text:a xlink:type="simple" xlink:href="#__RefHeading___Toc483_406166137" text:style-name="Internet_20_link" text:visited-style-name="Internet_20_link"><text:span text:style-name="Visited_20_Internet_20_Link"><text:tab/></text:span></text:a><text:a xlink:type="simple" xlink:href="#__RefHeading___Toc483_406166137" text:style-name="Internet_20_link" text:visited-style-name="Internet_20_link"><text:span text:style-name="Internet_20_link">1</text:span></text:a></text:p>
          <text:p text:style-name="P10"><text:a xlink:type="simple" xlink:href="#__RefHeading___Toc485_406166137" text:style-name="Internet_20_link" text:visited-style-name="Internet_20_link">2 Technical overview</text:a><text:a xlink:type="simple" xlink:href="#__RefHeading___Toc485_406166137" text:style-name="Internet_20_link" text:visited-style-name="Internet_20_link"><text:span text:style-name="Visited_20_Internet_20_Link"><text:tab/></text:span></text:a><text:a xlink:type="simple" xlink:href="#__RefHeading___Toc485_406166137" text:style-name="Internet_20_link" text:visited-style-name="Internet_20_link"><text:span text:style-name="Internet_20_link">2</text:span></text:a></text:p>
        </text:index-body>
      </text:table-of-content>
      <text:p text:style-name="Standard"/>
      <text:h text:style-name="P20" text:outline-level="1"><text:bookmark-start text:name="__RefHeading___Toc483_406166137"/>High-level overview<text:bookmark-end text:name="__RefHeading___Toc483_406166137"/></text:h>
      <text:p text:style-name="P6"><text:span text:style-name="T4">MoxTabel allows the user to perform bulk operations on OIO objects </text:span><text:span text:style-name="T6">using spreadsheet files as input</text:span><text:span text:style-name="T4">. It can be used for bulk creation/updating/deletion/passivating/reading/listing of objects. </text:span><text:span text:style-name="T7">Probably the most obvious use case is for importing data </text:span><text:span text:style-name="T8">into the system</text:span><text:span text:style-name="T7">.</text:span><text:span text:style-name="T4"> In that sense, combined with MoxDocumentUpload, it can function as a crude user-interface to an OIO REST database.</text:span></text:p>
      <text:p text:style-name="P7">All that is required is that you first create a Dokument object for the spreadsheet using the OIO REST API. Then, you must send a message via AMQP including the SAML token of the user to run the operations as and the UUID of the Dokument object containing the spreadsheet. With the use of MoxDocumentUpload, this process is streamlined.</text:p>
      <text:p text:style-name="P8"/>
      <text:p text:style-name="P9">MoxDocumentUpload</text:p>
      <text:list xml:id="list3481860283511854198" text:style-name="L1">
        <text:list-item>
          <text:p text:style-name="P16">Allows the user to upload a document and creates a Dokument object in the OIO REST service.</text:p>
        </text:list-item>
        <text:list-item>
          <text:p text:style-name="P16">The document is assumed to be a spreadsheet (in .xls, .xlsx, or .od<text:span text:style-name="T12">s</text:span> format).</text:p>
        </text:list-item>
        <text:list-item>
          <text:p text:style-name="P16">Sends a message to MoxTabel informing it to process the document.</text:p>
        </text:list-item>
        <text:list-item>
          <text:p text:style-name="P16">Waits for and displays the response from MoxTabel.</text:p>
        </text:list-item>
      </text:list>
      <text:p text:style-name="P9"/>
      <text:p text:style-name="P9">MoxTabel</text:p>
      <text:list xml:id="list4399489116267587030" text:style-name="L2">
        <text:list-item>
          <text:p text:style-name="P17">Listens on a message queue. Waits until it receives a message telling it to process a spreadsheet (given by UUID).</text:p>
        </text:list-item>
        <text:list-item>
          <text:p text:style-name="P17">Retrieves the spreadsheet file from the Dokument object stored in OIO REST Service.</text:p>
        </text:list-item>
        <text:list-item>
          <text:p text:style-name="P17">Processes the spreadsheet and generates messages for each row in the sheet if an operation is specified.</text:p>
        </text:list-item>
        <text:list-item>
          <text:p text:style-name="P17">Each sheet represents an object type and each row (except the first, header row) specifies an operation for that object type. Each cell in the row represents the value of a specific field for that row's operation. The cells correspond to the field name specified in the first row of that cell's column (the header row).</text:p>
        </text:list-item>
        <text:list-item>
          <text:p text:style-name="P17">Waits for the responses and sends them in reply to the original message.</text:p>
        </text:list-item>
      </text:list>
      <text:p text:style-name="P8"/>
      <text:p text:style-name="P8"/>
      <text:h text:style-name="Heading_20_1" text:outline-level="1"><text:bookmark-start text:name="__RefHeading___Toc485_406166137"/>Technical overview<text:bookmark-end text:name="__RefHeading___Toc485_406166137"/></text:h>
      <text:list xml:id="list8374979981932326449" text:style-name="L3">
        <text:list-item>
          <text:p text:style-name="P18"><text:span text:style-name="T4">MoxDocumentUpload </text:span><text:span text:style-name="T9">allows the user to upload a document, given they provide a gzipped/base64-encoded SAML token.</text:span></text:p>
        </text:list-item>
        <text:list-item>
          <text:p text:style-name="P18"><text:span text:style-name="T9">MoxDocumentUpload </text:span><text:span text:style-name="T4">calls the OIO REST API to store the uploaded document </text:span><text:span text:style-name="T9">as a </text:span><text:span text:style-name="T4">Dokument </text:span><text:span text:style-name="T9">object </text:span><text:span text:style-name="T4">and stores the UUID </text:span><text:span text:style-name="T9">of the created Dokument object</text:span><text:span text:style-name="T4"> for the next step.</text:span></text:p>
        </text:list-item>
      </text:list>
      <text:list xml:id="list8541590761634534185" text:style-name="L4">
        <text:list-item>
          <text:p text:style-name="P19"><text:span text:style-name="T4">MoxDocumentUpload sends an AMQP message on a queue </text:span><text:span text:style-name="T9">called 'documentconvert' </text:span><text:span text:style-name="T4">that MoxTabel is listening </text:span><text:span text:style-name="T9">on </text:span><text:span text:style-name="T4">informing it of the UUID of the </text:span><text:span text:style-name="T9">Dokument object</text:span><text:span text:style-name="T4">. </text:span><text:span text:style-name="T9">It is basically telling MoxTabel to process the document.</text:span></text:p>
        </text:list-item>
        <text:list-item>
          <text:p text:style-name="P19"><text:span text:style-name="T4">MoxTabel receives the AMQP message, and uses the UUID to fetch the </text:span><text:span text:style-name="T9">Dokument object via the </text:span><text:span text:style-name="T4">OIO REST API.</text:span></text:p>
        </text:list-item>
        <text:list-item>
          <text:p text:style-name="P19"><text:span text:style-name="T4">MoxTabel </text:span><text:span text:style-name="T9">looks in </text:span><text:span text:style-name="T4">the </text:span><text:span text:style-name="T9">Dokument object</text:span><text:span text:style-name="T4"> to find </text:span><text:span text:style-name="T9">the </text:span><text:span text:style-name="T4">'indhold' URL and makes a request to the OIO REST API to download the document </text:span><text:span text:style-name="T9">contents (e.g. the spreadsheet)</text:span><text:span text:style-name="T4">.</text:span></text:p>
        </text:list-item>
        <text:list-item>
          <text:p text:style-name="P12"><text:span text:style-name="T4">MoxTabel </text:span><text:span text:style-name="T9">loads the spreadsheet (.xlsx, .xls, and .ods formats supported) and converts it to a simplified internal representation containing the sheets, which contain rows/cells.</text:span></text:p>
        </text:list-item>
        <text:list-item>
          <text:p text:style-name="P13">MoxTabel processes the spreadsheet:</text:p>
          <text:list>
            <text:list-item>
              <text:p text:style-name="P13">Each sheet in the spreadsheet represents an OIO object type (in lowercase), e.g. “organisation”. If one of the sheet names is not an OIO object type, then it is ignored.</text:p>
            </text:list-item>
            <text:list-item>
              <text:p text:style-name="P13">The first row in a sheet (the header) specifies which field of the OIO object the values in the column correspond to (e.g. “BrugervendtNoegle” - one of the egenskaber of all OIO objects, but relationer or tilstande can also be used). There is a mapping between these header names and the JSON object structure used to send OIO objects.</text:p>
            </text:list-item>
            <text:list-item>
              <text:p text:style-name="P14">Each subsequent row is used to generate a MOX message.</text:p>
              <text:list>
                <text:list-item>
                  <text:p text:style-name="P14">The operation performed is dependent on what is present in that row in the “Operation” column (supported operations are 'læs', 'list', 'opret', 'opdater', 'passiver', 'slet'). Each operation (except for 'opret') requires an object ID (specified in the 'objektID' column) or a brugervendtnøgle (specified in the 'BrugervendtNoegle' column) [NOTE: I am really doubtful that this actually works when the user specifies a 'BrugerventNoegle'].</text:p>
                </text:list-item>
                <text:list-item>
                  <text:p text:style-name="P15"><text:span text:style-name="T4">The values in the 'Fra' and 'Til' columns specify the virkning of all of the fields of the object (e.g. it is not possible specify the virkning on a per-field basis)</text:span><text:span text:style-name="T9">.</text:span></text:p>
                </text:list-item>
                <text:list-item>
                  <text:p text:style-name="P15"><text:span text:style-name="T9">T</text:span><text:span text:style-name="T4">he value in the optional 'Note' field is used to specify a note attached to the object registrering.</text:span></text:p>
                </text:list-item>
                <text:list-item>
                  <text:p text:style-name="P15"><text:span text:style-name="T4">For fields that are relationer, the objekttype referred to in the relation can be specified in a column called '</text:span><text:span text:style-name="T11">Field</text:span><text:span text:style-name="T10">_type</text:span><text:span text:style-name="T4">', where </text:span><text:span text:style-name="T11">Field</text:span><text:span text:style-name="T10"> is the field name</text:span><text:span text:style-name="T9">.</text:span></text:p>
                </text:list-item>
                <text:list-item>
                  <text:p text:style-name="P14">The names of the other fields are consistent with the format accepted by the OIO REST API.</text:p>
                </text:list-item>
              </text:list>
            </text:list-item>
          </text:list>
        </text:list-item>
        <text:list-item>
          <text:p text:style-name="P12"><text:span text:style-name="T5">These MOX </text:span><text:span text:style-name="T4">messages are sent to the queue that MoxRestFrontend is listening </text:span><text:span text:style-name="T5">on</text:span><text:span text:style-name="T4">. </text:span><text:soft-page-break/><text:span text:style-name="T5">MoxRestFrontend translates the messages into calls to the OIO REST API and translates the response into a message which it sends in reply to the original message from MoxTabel.</text:span></text:p>
        </text:list-item>
        <text:list-item>
          <text:p text:style-name="P12"><text:span text:style-name="T4">MoxTabel </text:span><text:span text:style-name="T5">collects and sends </text:span><text:span text:style-name="T4">the responses to these messages back to MoxDocumentUpload </text:span><text:span text:style-name="T5">as a reply to its original message sent on the 'documentconvert' queue.</text:span></text:p>
        </text:list-item>
        <text:list-item>
          <text:p text:style-name="P12"><text:span text:style-name="T5">MoxDocumentUpload </text:span><text:span text:style-name="T4">displays the responses to the user.</text:span></text:p>
        </text:list-item>
      </text:list>
      <text:p text:style-name="P5"/>
      <text:p text:style-name="P22"/>
      <text:p text:style-name="ForsideKunstSkrift"/>
      <text:p text:style-name="ForsideKunstSkrift"/>
      <text:p text:style-name="ForsideKunstSkrift"/>
      <text:p text:style-name="ForsideKunstSkrift"/>
      <text:p text:style-name="ForsideKunstSkrift"/>
      <text:p text:style-name="P1"/>
      <text:p text:style-name="P1"><draw:frame draw:style-name="fr1" draw:name="grafik4" text:anchor-type="paragraph" svg:width="4.895cm" svg:height="0.476cm" draw:z-index="2"><draw:image xlink:href="Pictures/10000000000000B900000012C0333E32BC8DD834.png" xlink:type="simple" xlink:show="embed" xlink:actuate="onLoad"/></draw:frame></text:p>
      <text:p text:style-name="P4"><text:span text:style-name="T3">adresse</text:span><text:span text:style-name="T1"><text:line-break/>Studiestræde 14, 1.<text:line-break/>1455 København K</text:span></text:p>
      <text:p text:style-name="P3"><text:span text:style-name="T2">email</text:span><text:line-break/>info@magenta-aps.dk</text:p>
      <text:p text:style-name="P3"><text:span text:style-name="T2">telefon</text:span><text:line-break/>(+45) 33 36 96 96</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helvetica neue" svg:font-family="'helvetica neue', helvetica, arial, sans-serif"/>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BankGothic Md BT" svg:font-family="'BankGothic Md BT'"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058cm" style:writing-mode="page"/>
      <style:text-properties style:use-window-font-color="true" style:font-name="Liberation Serif" fo:font-size="12pt" fo:language="da" fo:country="DK"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53cm" loext:contextual-spacing="false" fo:line-height="0.494cm" style:page-number="auto">
        <style:tab-stops/>
      </style:paragraph-properties>
      <style:text-properties fo:color="#666666" style:font-name="Liberation Sans1" fo:font-family="'Liberation Sans'" style:font-style-name="Normal" style:font-family-generic="swiss" style:font-pitch="variable" fo:font-size="10pt" fo:language="en" fo:country="US" style:font-size-asian="10.5pt"/>
    </style:style>
    <style:style style:name="Heading" style:family="paragraph" style:parent-style-name="Standard" style:next-style-name="Text_20_body" style:class="text">
      <style:paragraph-properties fo:margin-left="0cm" fo:margin-right="0cm" fo:margin-top="0.247cm" fo:margin-bottom="0.247cm" loext:contextual-spacing="false" fo:line-height="0.988cm" fo:text-indent="0cm" style:auto-text-indent="true" fo:keep-with-next="always"/>
      <style:text-properties fo:color="#444444" style:font-name="Liberation Sans" fo:font-family="'Liberation Sans'" style:font-family-generic="swiss" style:font-pitch="variable" fo:font-size="14pt" fo:font-weight="bold"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53cm" loext:contextual-spacing="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cm" loext:contextual-spacing="false" text:number-lines="false" text:line-number="0"/>
      <style:text-properties style:font-size-asian="12pt"/>
    </style:style>
    <style:style style:name="Title" style:family="paragraph" style:parent-style-name="Heading" style:next-style-name="Subtitle" style:default-outline-level="" style:class="chapter" style:master-page-name="">
      <loext:graphic-properties draw:fill="none" draw:fill-color="#99ccff"/>
      <style:paragraph-properties fo:margin-left="0cm" fo:margin-right="0cm" fo:margin-top="0.247cm" fo:margin-bottom="0.247cm" loext:contextual-spacing="false" fo:line-height="90%" fo:text-align="start" style:justify-single-word="false" fo:text-indent="0cm" style:auto-text-indent="false" style:page-number="auto" fo:background-color="transparent" text:number-lines="false" text:line-number="0">
        <style:tab-stops/>
      </style:paragraph-properties>
      <style:text-properties fo:text-transform="uppercase" fo:color="#d46c0e" style:font-name="Liberation Sans2" fo:font-family="'Liberation Sans'" style:font-style-name="Fed" style:font-family-generic="swiss" style:font-pitch="variable"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0cm" fo:margin-right="0cm" fo:margin-top="0cm" fo:margin-bottom="0.494cm" loext:contextual-spacing="false" fo:line-height="100%" fo:text-align="start" style:justify-single-word="false" fo:text-indent="0cm" style:auto-text-indent="false" text:number-lines="false" text:line-number="0"/>
      <style:text-properties fo:color="#d46c0e" fo:font-size="21pt" fo:font-style="normal"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master-page-name="">
      <style:paragraph-properties fo:margin-left="0cm" fo:margin-right="0cm" fo:margin-top="0cm" fo:margin-bottom="0cm" loext:contextual-spacing="false" fo:line-height="100%" fo:text-indent="0cm" style:auto-text-indent="false" style:page-number="auto" text:number-lines="false" text:line-number="0" style:vertical-align="top">
        <style:tab-stops>
          <style:tab-stop style:position="8.498cm" style:type="center"/>
          <style:tab-stop style:position="18cm" style:type="right"/>
        </style:tab-stops>
      </style:paragraph-properties>
      <style:text-properties fo:color="#aaaaaa" fo:font-size="8pt" style:font-size-asian="10.5pt"/>
    </style:style>
    <style:style style:name="Contents_20_Heading" style:display-name="Contents Heading" style:family="paragraph" style:parent-style-name="Heading" style:class="index" style:master-page-name="">
      <loext:graphic-properties draw:fill="none" draw:fill-color="#99ccff"/>
      <style:paragraph-properties fo:margin-left="0cm" fo:margin-right="0cm" fo:margin-top="0cm" fo:margin-bottom="0cm" loext:contextual-spacing="false" fo:text-indent="0cm" style:auto-text-indent="false" style:page-number="auto" fo:background-color="transparent" text:number-lines="false" text:line-number="0"/>
      <style:text-properties fo:text-transform="uppercase" fo:color="#d46c0e" fo:font-size="2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left="0cm" fo:margin-right="0cm" fo:margin-top="0.247cm" fo:margin-bottom="0.247cm" loext:contextual-spacing="false" fo:line-height="0.988cm" fo:text-indent="0cm" style:auto-text-indent="false" style:page-number="auto" fo:break-before="page" fo:background-color="transparent">
        <style:tab-stops/>
      </style:paragraph-properties>
      <style:text-properties fo:text-transform="uppercase" fo:color="#d46c0e"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line-height="0.988cm" fo:text-indent="0cm" style:auto-text-indent="false" style:page-number="auto" fo:break-before="auto" fo:break-after="auto"/>
      <style:text-properties fo:font-size="18pt" fo:font-style="normal"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left="0cm" fo:margin-right="0cm" fo:margin-top="0.494cm" fo:margin-bottom="0cm" loext:contextual-spacing="false"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4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cm" fo:margin-bottom="0.101cm" loext:contextual-spacing="false" style:page-number="auto"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loext:contextual-spacing="false" fo:line-height="0.988cm" fo:text-indent="0cm" style:auto-text-indent="tru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88cm" fo:margin-right="0cm" fo:margin-top="0cm" fo:margin-bottom="0cm" loext:contextual-spacing="false" fo:text-indent="0cm" style:auto-text-indent="false">
        <style:tab-stops>
          <style:tab-stop style:position="17.002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left="0cm" fo:margin-right="0cm" fo:margin-top="0cm" fo:margin-bottom="0cm" loext:contextual-spacing="false" fo:text-indent="0cm" style:auto-text-indent="true">
        <style:tab-stops/>
      </style:paragraph-properties>
      <style:text-properties fo:font-size="12pt" fo:font-style="normal"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82cm" fo:margin-right="0cm" fo:margin-top="0cm" fo:margin-bottom="0cm" loext:contextual-spacing="false" fo:text-indent="0cm" style:auto-text-indent="false">
        <style:tab-stops>
          <style:tab-stop style:position="16.503cm" style:type="right" style:leader-style="dotted" style:leader-text="."/>
        </style:tab-stops>
      </style:paragraph-properties>
    </style:style>
    <style:style style:name="Header" style:family="paragraph" style:parent-style-name="Standard" style:class="extra">
      <style:paragraph-properties fo:line-height="100%" text:number-lines="false" text:line-number="0">
        <style:tab-stops>
          <style:tab-stop style:position="8.999cm" style:type="center"/>
          <style:tab-stop style:position="18cm" style:type="right"/>
        </style:tab-stops>
      </style:paragraph-properties>
      <style:text-properties fo:color="#aaaaaa" fo:font-size="8pt"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8cm" style:type="right" style:leader-style="dotted" style:leader-text="."/>
        </style:tab-stops>
      </style:paragraph-properties>
    </style:style>
    <style:style style:name="Brødtekst.code" style:family="paragraph" style:parent-style-name="Text_20_body" style:master-page-name="">
      <style:paragraph-properties fo:margin-left="0cm" fo:margin-right="0cm" fo:margin-top="0cm" fo:margin-bottom="0.353cm" loext:contextual-spacing="false" fo:text-indent="0cm" style:auto-text-indent="false" style:page-number="auto" fo:padding="0.247cm" fo:border-left="none" fo:border-right="none" fo:border-top="0.51pt solid #aaaaaa" fo:border-bottom="0.51pt solid #aaaaaa"/>
      <style:text-properties fo:color="#aaaaaa" style:font-name="Liberation Mono" fo:font-family="'Liberation Mono'" style:font-style-name="Normal" style:font-family-generic="modern" style:font-pitch="fixed" fo:font-size="9pt" style:font-name-asian="DejaVuMonoSans" style:font-family-asian="DejaVuMonoSans, 'Cumberland AMT', Cumberland, 'Courier New', 'Nimbus Mono L', 'Bitstream Vera Sans Mono', Courier, 'Lucida Sans Typewriter', 'Lucida Typewriter', Monaco, Monospaced" style:font-size-asian="10.5pt" style:font-name-complex="DejaVuMonoSans" style:font-family-complex="DejaVuMonoSans, 'Cumberland AMT', Cumberland, 'Courier New', 'Nimbus Mono L', 'Bitstream Vera Sans Mono', Courier, 'Lucida Sans Typewriter', 'Lucida Typewriter', Monaco, Monospaced"/>
    </style:style>
    <style:style style:name="Brødtekst.tableheadintable" style:family="paragraph" style:parent-style-name="Table_20_Contents">
      <style:paragraph-properties fo:margin-top="0cm" fo:margin-bottom="0.053cm" loext:contextual-spacing="false"/>
      <style:text-properties fo:font-weight="bold" style:font-weight-asian="bold" style:font-weight-complex="bold"/>
    </style:style>
    <style:style style:name="Brødtekst.tablecontentintable" style:family="paragraph" style:parent-style-name="Table_20_Contents">
      <style:text-properties style:font-name="DejaVuSans" fo:font-family="DejaVuSans, 'Albany AMT', Albany, Arial, 'Nimbus Sans L', 'Bitstream Vera Sans', Helvetica, Lucida, Geneva, Helmet, 'Andale Sans UI', 'Arial Unicode MS', 'Lucida Sans Unicode', Tahoma, sans-serif" style:font-name-asian="DejaVuSans" style:font-family-asian="DejaVuSans, 'Albany AMT', Albany, Arial, 'Nimbus Sans L', 'Bitstream Vera Sans', Helvetica, Lucida, Geneva, Helmet, 'Andale Sans UI', 'Arial Unicode MS', 'Lucida Sans Unicode', Tahoma, sans-serif" style:font-name-complex="DejaVuSans" style:font-family-complex="DejaVuSans, 'Albany AMT', Albany, Arial, 'Nimbus Sans L', 'Bitstream Vera Sans', Helvetica, Lucida, Geneva, Helmet, 'Andale Sans UI', 'Arial Unicode MS', 'Lucida Sans Unicode', Tahoma, sans-serif"/>
    </style:style>
    <style:style style:name="Brødtekst.related" style:family="paragraph" style:parent-style-name="Text_20_body">
      <style:paragraph-properties fo:margin-top="0.706cm" fo:margin-bottom="0.053cm" loext:contextual-spacing="false" fo:padding-left="0cm" fo:padding-right="0cm" fo:padding-top="0.049cm" fo:padding-bottom="0cm" fo:border-left="none" fo:border-right="none" fo:border-top="0.06pt solid #000000" fo:border-bottom="none"/>
      <style:text-properties fo:font-weight="bold" style:font-weight-asian="bold" style:font-weight-complex="bold"/>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caption" style:family="paragraph" style:parent-style-name="Standard">
      <style:paragraph-properties fo:margin-top="0.212cm" fo:margin-bottom="0.212cm" loext:contextual-spacing="false"/>
      <style:text-properties fo:font-style="italic" style:font-style-complex="italic"/>
    </style:style>
    <style:style style:name="Heading_20_5" style:display-name="Heading 5" style:family="paragraph" style:parent-style-name="Heading" style:next-style-name="Text_20_body" style:default-outline-level="5" style:class="text">
      <style:paragraph-properties fo:margin-left="0cm" fo:margin-right="0cm" fo:margin-top="0cm" fo:margin-bottom="0cm" loext:contextual-spacing="false" fo:line-height="0.494cm" fo:text-indent="0cm" style:auto-text-indent="true"/>
      <style:text-properties fo:font-size="10pt" fo:font-weight="bold" style:font-size-asian="85%" style:font-weight-asian="bold" style:font-size-complex="85%" style:font-weight-complex="bold"/>
    </style:style>
    <style:style style:name="Diagram" style:family="paragraph" style:parent-style-name="Caption"/>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left="0cm" fo:margin-right="0cm" fo:margin-top="0cm" fo:margin-bottom="0cm" loext:contextual-spacing="false" fo:line-height="0.494cm" fo:text-indent="0cm" style:auto-text-indent="true"/>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cm" fo:margin-bottom="0cm" loext:contextual-spacing="false" fo:line-height="0.494cm" fo:text-indent="0cm" style:auto-text-indent="true"/>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cm" fo:margin-bottom="0cm" loext:contextual-spacing="false" fo:line-height="0.494cm" fo:text-indent="0cm" style:auto-text-indent="true"/>
      <style:text-properties fo:font-size="10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cm" fo:margin-bottom="0cm" loext:contextual-spacing="false" fo:line-height="0.494cm" fo:text-indent="0cm" style:auto-text-indent="true"/>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cm" fo:margin-bottom="0cm" loext:contextual-spacing="false" fo:line-height="0.494cm" fo:text-indent="0cm" style:auto-text-indent="true"/>
      <style:text-properties fo:font-size="10pt"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76cm" fo:margin-right="0cm" fo:margin-top="0cm" fo:margin-bottom="0cm" loext:contextual-spacing="false" fo:text-indent="0cm" style:auto-text-indent="false">
        <style:tab-stops>
          <style:tab-stop style:position="13.077cm" style:type="right" style:leader-style="dotted" style:leader-text="."/>
        </style:tab-stops>
      </style:paragraph-properties>
    </style:style>
    <style:style style:name="Contents_20_6" style:display-name="Contents 6" style:family="paragraph" style:parent-style-name="Index" style:class="index">
      <style:paragraph-properties fo:margin-left="2.469cm" fo:margin-right="0cm" fo:margin-top="0cm" fo:margin-bottom="0cm" loext:contextual-spacing="false" fo:text-indent="0cm" style:auto-text-indent="false">
        <style:tab-stops>
          <style:tab-stop style:position="12.578cm" style:type="right" style:leader-style="dotted" style:leader-text="."/>
        </style:tab-stops>
      </style:paragraph-properties>
    </style:style>
    <style:style style:name="Contents_20_7" style:display-name="Contents 7" style:family="paragraph" style:parent-style-name="Index" style:class="index">
      <style:paragraph-properties fo:margin-left="2.963cm" fo:margin-right="0cm" fo:margin-top="0cm" fo:margin-bottom="0cm" loext:contextual-spacing="false" fo:text-indent="0cm" style:auto-text-indent="false">
        <style:tab-stops>
          <style:tab-stop style:position="12.079cm" style:type="right" style:leader-style="dotted" style:leader-text="."/>
        </style:tab-stops>
      </style:paragraph-properties>
    </style:style>
    <style:style style:name="Contents_20_8" style:display-name="Contents 8" style:family="paragraph" style:parent-style-name="Index" style:class="index">
      <style:paragraph-properties fo:margin-left="3.457cm" fo:margin-right="0cm" fo:margin-top="0cm" fo:margin-bottom="0cm" loext:contextual-spacing="false" fo:text-indent="0cm" style:auto-text-indent="false">
        <style:tab-stops>
          <style:tab-stop style:position="11.58cm" style:type="right" style:leader-style="dotted" style:leader-text="."/>
        </style:tab-stops>
      </style:paragraph-properties>
    </style:style>
    <style:style style:name="Contents_20_9" style:display-name="Contents 9" style:family="paragraph" style:parent-style-name="Index" style:class="index">
      <style:paragraph-properties fo:margin-left="3.951cm" fo:margin-right="0cm" fo:margin-top="0cm" fo:margin-bottom="0cm" loext:contextual-spacing="false" fo:text-indent="0cm" style:auto-text-indent="false">
        <style:tab-stops>
          <style:tab-stop style:position="11.081cm" style:type="right" style:leader-style="dotted" style:leader-text="."/>
        </style:tab-stops>
      </style:paragraph-properties>
    </style:style>
    <style:style style:name="Contents_20_10" style:display-name="Contents 10" style:family="paragraph" style:parent-style-name="Index" style:class="index">
      <style:paragraph-properties fo:margin-left="4.445cm" fo:margin-right="0cm" fo:margin-top="0cm" fo:margin-bottom="0cm" loext:contextual-spacing="false" fo:text-indent="0cm" style:auto-text-indent="false">
        <style:tab-stops>
          <style:tab-stop style:position="10.582cm" style:type="right" style:leader-style="dotted" style:leader-text="."/>
        </style:tab-stops>
      </style:paragraph-properties>
    </style:style>
    <style:style style:name="Standard.serif" style:family="paragraph" style:parent-style-name="Standard">
      <style:paragraph-properties fo:margin-top="0cm" fo:margin-bottom="0.353cm" loext:contextual-spacing="false"/>
      <style:text-properties style:font-name="Liberation Serif" fo:font-family="'Liberation Serif'" style:font-family-generic="roman" style:font-pitch="variable" style:font-size-asian="10.5pt"/>
    </style:style>
    <style:style style:name="Brødtekst.serif" style:family="paragraph" style:parent-style-name="Standard.serif">
      <style:paragraph-properties fo:margin-top="0cm" fo:margin-bottom="0.353cm" loext:contextual-spacing="false"/>
      <style:text-properties style:font-name="Liberation Serif" fo:font-family="'Liberation Serif'" style:font-family-generic="roman" style:font-pitch="variable" style:font-size-asian="10.5pt"/>
    </style:style>
    <style:style style:name="ForsideKunstSkrift" style:family="paragraph" style:parent-style-name="Standard">
      <style:paragraph-properties fo:margin-top="0cm" fo:margin-bottom="0cm" loext:contextual-spacing="false" fo:line-height="90%"/>
      <style:text-properties fo:color="#dedede" fo:font-size="36pt" fo:font-weight="bold" style:font-size-asian="36pt" style:font-weight-asian="bold" style:font-size-complex="36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00"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Paginering" style:family="text">
      <style:text-properties fo:color="#aaaaaa" style:font-name="BankGothic Md BT" fo:font-family="'BankGothic Md BT'" style:font-family-generic="swiss" style:font-pitch="variable" fo:font-size="14pt" fo:background-color="transparent" style:font-size-asian="14pt" style:font-size-complex="14pt"/>
    </style:style>
    <style:style style:name="Visited_20_Internet_20_Link" style:display-name="Visited Internet Link" style:family="text">
      <style:text-properties fo:color="#aaaaaa" fo:language="zxx" fo:country="none" style:text-underline-style="none" style:font-size-asian="10.5pt" style:language-asian="zxx" style:country-asian="none" style:language-complex="zxx" style:country-complex="none"/>
    </style:style>
    <style:style style:name="Graphics" style:family="graphic">
      <style:graphic-properties text:anchor-type="paragraph" svg:x="0cm" svg:y="0cm" fo:margin-top="0cm" fo:margin-bottom="0.199cm" style:wrap="dynamic" style:number-wrapped-paragraphs="no-limit" style:wrap-contour="false" style:vertical-pos="top" style:vertical-rel="paragraph" style:horizontal-pos="center" style:horizontal-rel="paragraph" style:shadow="none" draw:shadow-opacity="1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left="0.15cm" fo:padding-right="0.15cm" fo:padding-top="0.15cm" fo:padding-bottom="0.349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976cm" fo:margin-bottom="2.469cm" fo:margin-left="3.457cm" fo:margin-right="2.469cm" style:shadow="none" fo:background-color="transparent" style:writing-mode="lr-tb" draw:fill="none" draw:fill-color="#99ccff" style:footnote-max-height="0cm">
        <style:columns fo:column-count="1" fo:column-gap="0cm"/>
        <style:footnote-sep style:width="0.018cm" style:distance-before-sep="0.247cm" style:distance-after-sep="0.247cm" style:line-style="none" style:adjustment="left" style:rel-width="10%" style:color="#000000"/>
      </style:page-layout-properties>
      <style:header-style>
        <style:header-footer-properties fo:min-height="0.843cm" fo:margin-left="0cm" fo:margin-right="0cm" fo:margin-bottom="0.741cm" style:dynamic-spacing="false"/>
      </style:header-style>
      <style:footer-style>
        <style:header-footer-properties fo:min-height="1.252cm" fo:margin-left="0cm" fo:margin-right="0cm" fo:margin-top="0.741cm" style:dynamic-spacing="false"/>
      </style:footer-style>
    </style:page-layout>
    <style:page-layout style:name="Mpm2">
      <style:page-layout-properties fo:page-width="21.001cm" fo:page-height="29.7cm" style:num-format="1" style:print-orientation="portrait" fo:margin-top="3.457cm" fo:margin-bottom="3.457cm" fo:margin-left="3.457cm" fo:margin-right="3.457cm" fo:border="none"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976cm" fo:margin-bottom="2.469cm" fo:margin-left="3.457cm" fo:margin-right="2.46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3.457cm" fo:margin-bottom="3.457cm" fo:margin-left="3.457cm" fo:margin-right="3.457cm" style:shadow="none"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draw:frame draw:style-name="Mfr1" draw:name="grafik3" text:anchor-type="paragraph" svg:width="4.895cm" svg:height="0.476cm" draw:z-index="5"><draw:image xlink:href="Pictures/10000000000000B900000012BA66783E1B7C6135.png" xlink:type="simple" xlink:show="embed" xlink:actuate="onLoad"/></draw:frame><text:tab/><text:tab/><text:chapter text:display="name" text:outline-level="2">Technical overview</text:chapter></text:p>
      </style:header>
      <style:footer>
        <text:p text:style-name="Footer"><text:title>Magenta LoRA</text:title><text:tab/><text:tab/><text:span text:style-name="Paginering"><text:page-number text:select-page="current">3</text:page-number></text:span></text:p>
      </style:footer>
    </style:master-page>
    <style:master-page style:name="First_20_Page" style:display-name="First Page" style:page-layout-name="Mpm2" style:next-style-name="Standard">
      <style:footer>
        <text:p text:style-name="Footer"><text:date style:data-style-name="N76" text:date-value="2016-05-13T13:22:29.709847848">May 13, 2016</text:date></text:p>
      </style:footer>
    </style:master-page>
    <style:master-page style:name="Anden_20_side" style:display-name="Anden side" style:page-layout-name="Mpm3">
      <style:header>
        <text:p text:style-name="Header"><draw:frame draw:style-name="Mfr1" draw:name="grafik2" text:anchor-type="paragraph" svg:width="4.895cm" svg:height="0.476cm" draw:z-index="1"><draw:image xlink:href="Pictures/10000000000000B90000001236C4FE53C7151C9D.png" xlink:type="simple" xlink:show="embed" xlink:actuate="onLoad"/></draw:frame></text:p>
      </style:header>
    </style:master-page>
    <style:master-page style:name="HTML" style:page-layout-name="Mpm4"/>
    <style:master-page style:name="Index" style:page-layout-name="Mpm5"/>
    <style:master-page style:name="Left_20_Page" style:display-name="Left Page" style:page-layout-name="Mpm6"/>
    <style:master-page style:name="Right_20_Page" style:display-name="Right Page" style:page-layout-name="Mpm7" style:next-style-name="Left_20_Page"/>
    <style:master-page style:name="Sidste_20_side" style:display-name="Sidste sid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1T11:22:42.371811031</meta:creation-date>
    <meta:editing-duration>PT5M42S</meta:editing-duration>
    <meta:editing-cycles>2</meta:editing-cycles>
    <meta:generator>LibreOffice/5.1.3.2$Linux_X86_64 LibreOffice_project/10m0$Build-2</meta:generator>
    <dc:title>Magenta LoRA</dc:title>
    <meta:initial-creator>Leif Lodahl</meta:initial-creator>
    <dc:date>2016-05-11T11:28:24.521968859</dc:date>
    <dc:creator>Leif Lodahl</dc:creator>
    <meta:document-statistic meta:table-count="0" meta:image-count="4" meta:object-count="0" meta:page-count="6" meta:paragraph-count="45" meta:word-count="839" meta:character-count="4974" meta:non-whitespace-character-count="4210"/>
    <meta:template xlink:type="simple" xlink:actuate="onRequest" xlink:title="Magenta rapport" xlink:href="../../../../../../tmp/Skabeloner/Magenta/Rapport.ott" meta:date="2016-05-11T11:22:42.024237785"/>
  </office:meta>
</office:document-meta>
</file>